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77cm" fo:margin-left="0.028cm" table:align="left"/>
    </style:style>
    <style:style style:name="Таблица1.A" style:family="table-column">
      <style:table-column-properties style:column-width="3.484cm"/>
    </style:style>
    <style:style style:name="Таблица1.B" style:family="table-column">
      <style:table-column-properties style:column-width="13.4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style:min-row-height="1.259cm"/>
    </style:style>
    <style:style style:name="Таблица1.30" style:family="table-row">
      <style:table-row-properties style:min-row-height="1.319cm"/>
    </style:style>
    <style:style style:name="P1" style:family="paragraph" style:parent-style-name="Standard">
      <style:paragraph-properties fo:text-align="justify" style:justify-single-word="false"/>
      <style:text-properties fo:language="en" fo:country="US" officeooo:rsid="001fee3e" officeooo:paragraph-rsid="001fee3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 officeooo:paragraph-rsid="001fee3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 officeooo:paragraph-rsid="0021e394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e78e3" officeooo:paragraph-rsid="00233d75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78e3" officeooo:paragraph-rsid="001e78e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78e3" officeooo:paragraph-rsid="00233d75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style:font-name="Times New Roman" fo:font-size="14pt" fo:language="en" fo:country="US" officeooo:rsid="001e78e3" officeooo:paragraph-rsid="0021e39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fee3e" officeooo:paragraph-rsid="001fee3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5ecbb" officeooo:paragraph-rsid="0035ecbb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0261c" officeooo:paragraph-rsid="00233d75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13bd4" officeooo:paragraph-rsid="00233d75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1bcc" officeooo:paragraph-rsid="00233d75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4ad74" officeooo:paragraph-rsid="00233d7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52684" officeooo:paragraph-rsid="00233d7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5bf33" officeooo:paragraph-rsid="00233d75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73bd4" officeooo:paragraph-rsid="00233d75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a4718" officeooo:paragraph-rsid="00233d75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ab9e3" officeooo:paragraph-rsid="00233d7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ba137" officeooo:paragraph-rsid="00233d75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742b" officeooo:paragraph-rsid="00233d7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f6a7b" officeooo:paragraph-rsid="00233d75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0323c" officeooo:paragraph-rsid="00233d75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267a4" officeooo:paragraph-rsid="00233d75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36b21" officeooo:paragraph-rsid="00233d75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4125e" officeooo:paragraph-rsid="00233d75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fee3e" officeooo:paragraph-rsid="001fee3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officeooo:paragraph-rsid="00233d75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paragraph-rsid="00233d75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paragraph-rsid="0027f618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paragraph-rsid="0029cf00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paragraph-rsid="002a2d6b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paragraph-rsid="002e97c0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officeooo:rsid="00213bd4" officeooo:paragraph-rsid="00233d7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officeooo:rsid="0024ad74" officeooo:paragraph-rsid="00233d75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rsid="00336b21" officeooo:paragraph-rsid="00233d75" style:font-size-asian="14pt" style:font-size-complex="14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style:font-name="Times New Roman" fo:font-size="14pt" officeooo:paragraph-rsid="00233d75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e78e3" officeooo:paragraph-rsid="00233d75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31bcc" officeooo:paragraph-rsid="00233d7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4ad74" officeooo:paragraph-rsid="00233d75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dc333" officeooo:paragraph-rsid="00233d75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31d18d" officeooo:paragraph-rsid="00233d75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3b5009" officeooo:paragraph-rsid="00233d75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3f68cd" officeooo:paragraph-rsid="00233d75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5pt" officeooo:paragraph-rsid="00233d75" style:font-size-asian="15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5pt" fo:language="uk" fo:country="UA" officeooo:rsid="001e78e3" officeooo:paragraph-rsid="00233d75" style:font-size-asian="15pt" style:font-size-complex="15pt"/>
    </style:style>
    <style:style style:name="P47" style:family="paragraph" style:parent-style-name="Table_20_Contents">
      <style:paragraph-properties fo:text-align="start" style:justify-single-word="false"/>
      <style:text-properties officeooo:paragraph-rsid="00233d75"/>
    </style:style>
    <style:style style:name="P48" style:family="paragraph" style:parent-style-name="Standard">
      <style:paragraph-properties fo:text-align="start" style:justify-single-word="false"/>
      <style:text-properties fo:language="ru" fo:country="RU" officeooo:rsid="001e78e3" officeooo:paragraph-rsid="00233d75"/>
    </style:style>
    <style:style style:name="P49" style:family="paragraph" style:parent-style-name="Standard">
      <style:paragraph-properties fo:text-align="center" style:justify-single-word="false"/>
      <style:text-properties officeooo:paragraph-rsid="0027f618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33d75" style:text-blinking="false" fo:background-color="transparent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27f618" style:text-blinking="false" fo:background-color="transparent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7f618" style:text-blinking="false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3532c2" style:text-blinking="false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3532c2" officeooo:paragraph-rsid="003532c2" style:text-blinking="false" fo:background-color="transparent" style:font-size-asian="14pt" style:font-weight-asian="normal" style:font-size-complex="14pt" style:font-weight-complex="normal"/>
    </style:style>
    <style:style style:name="P55" style:family="paragraph" style:parent-style-name="Text_20_body" style:list-style-name="L1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 fo:padding="0cm" fo:border="none"/>
      <style:text-properties style:font-name="Times New Roman" fo:font-size="14pt" fo:language="en" fo:country="US" fo:font-weight="normal" officeooo:rsid="001fee3e" officeooo:paragraph-rsid="001fee3e" style:font-size-asian="14pt" style:font-weight-asian="normal" style:font-size-complex="14pt" style:font-weight-complex="normal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78e3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7f618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9c65b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9cf00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a2d6b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e97c0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08c5b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26589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35e83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3aae4" style:text-blinking="false" fo:background-color="transparent" loext:char-shading-value="0" style:font-weight-asian="normal" style:font-weight-complex="normal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19" style:family="text">
      <style:text-properties style:font-name="Times New Roman" fo:font-size="14pt" fo:font-weight="normal" style:font-size-asian="14pt" style:font-weight-asian="normal" style:font-size-complex="14pt" style:font-weight-complex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0" style:family="text">
      <style:text-properties style:font-name="Times New Roman" fo:font-size="14pt" fo:font-weight="normal" officeooo:rsid="003dcc3e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uk" fo:country="UA" officeooo:rsid="002ab9e3" style:font-size-asian="14pt" style:font-size-complex="14pt"/>
    </style:style>
    <style:style style:name="T22" style:family="text">
      <style:text-properties style:font-name="Times New Roman" fo:font-size="14pt" fo:language="uk" fo:country="UA" officeooo:rsid="003975b8" style:font-size-asian="14pt" style:font-size-complex="14pt"/>
    </style:style>
    <style:style style:name="T23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officeooo:rsid="002ea1dc" style:font-size-asian="14pt" style:font-size-complex="14pt"/>
    </style:style>
    <style:style style:name="T26" style:family="text">
      <style:text-properties style:font-name="Times New Roman" fo:font-size="14pt" officeooo:rsid="00369ca1" style:font-size-asian="14pt" style:font-size-complex="14pt"/>
    </style:style>
    <style:style style:name="T27" style:family="text">
      <style:text-properties style:font-name="Times New Roman" fo:font-size="14pt" officeooo:rsid="003975b8" style:font-size-asian="14pt" style:font-size-complex="14pt"/>
    </style:style>
    <style:style style:name="T28" style:family="text">
      <style:text-properties style:font-name="Times New Roman" fo:font-size="14pt" fo:language="ru" fo:country="RU" officeooo:rsid="003975b8" style:font-size-asian="14pt" style:font-size-complex="14pt"/>
    </style:style>
    <style:style style:name="T29" style:family="text">
      <style:text-properties fo:language="uk" fo:country="UA"/>
    </style:style>
    <style:style style:name="T30" style:family="text">
      <style:text-properties fo:language="uk" fo:country="UA" officeooo:rsid="002945cd"/>
    </style:style>
    <style:style style:name="T31" style:family="text">
      <style:text-properties fo:language="uk" fo:country="UA" officeooo:rsid="002a9052"/>
    </style:style>
    <style:style style:name="T32" style:family="text">
      <style:text-properties fo:language="uk" fo:country="UA" officeooo:rsid="002f6a7b"/>
    </style:style>
    <style:style style:name="T33" style:family="text">
      <style:text-properties fo:language="uk" fo:country="UA" officeooo:rsid="003267a4"/>
    </style:style>
    <style:style style:name="T34" style:family="text">
      <style:text-properties fo:language="uk" fo:country="UA" officeooo:rsid="003359a3"/>
    </style:style>
    <style:style style:name="T35" style:family="text">
      <style:text-properties fo:language="uk" fo:country="UA" officeooo:rsid="00393899"/>
    </style:style>
    <style:style style:name="T36" style:family="text">
      <style:text-properties officeooo:rsid="0026f11c"/>
    </style:style>
    <style:style style:name="T37" style:family="text">
      <style:text-properties officeooo:rsid="002eb5a1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35ecbb"/>
    </style:style>
    <style:style style:name="T40" style:family="text">
      <style:text-properties fo:font-size="16pt" fo:language="ru" fo:country="RU" officeooo:rsid="001e78e3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(iwdShiro)</text:p>
      <text:p text:style-name="P5">{<text:line-break/></text:p>
      <text:p text:style-name="P49"><text:span text:style-name="T40">Лабораторна робота №3<text:line-break/></text:span><text:bookmark text:name="docs-internal-guid-d6dd7173-7fff-ddf5-9963-e0bbb3305427"/><text:span text:style-name="T40"><text:line-break/></text:span><text:span text:style-name="T7">Завдання для попередньої підготовки:</text:span></text:p>
      <text:p text:style-name="P51"/>
      <text:p text:style-name="P30"><text:span text:style-name="T5">Командний інтерпретатор - </text:span><text:span text:style-name="T8">ц</text:span><text:span text:style-name="T5">е програма, яка читає введені користувачем команди, інтерпретує їх та виконує відповідні дії. Вона є проміжною ланкою між користувачем та операційною системою.</text:span></text:p>
      <text:p text:style-name="P52"/>
      <text:p text:style-name="P30"><text:span text:style-name="T5">Оболонка - </text:span><text:span text:style-name="T8">ц</text:span><text:span text:style-name="T5">е командний інтерпретатор, який надає інтерфейс для взаємодії користувача з операційною системою. Оболонка дозволяє виконувати команди, керувати процесами, працювати з файлами тощо. Найпоширеніші оболонки: Bash, Zsh, Fish.</text:span></text:p>
      <text:p text:style-name="P52"/>
      <text:p text:style-name="P30"><text:span text:style-name="T5">Команда - </text:span><text:span text:style-name="T9">ц</text:span><text:span text:style-name="T5">е інструкція, яку користувач вводить в оболонці для виконання певної дії. </text:span></text:p>
      <text:p text:style-name="P52"/>
      <text:p text:style-name="P51">Відповіді на питання:</text:p>
      <text:p text:style-name="P52"/>
      <text:p text:style-name="P31"><text:span text:style-name="T10">1)</text:span><text:span text:style-name="T5">Рядок запрошення (prompt) зазвичай відображає базову інформацію, таку як:</text:span></text:p>
      <text:p text:style-name="P52">Ім'я користувача.</text:p>
      <text:p text:style-name="P52">Ім'я хоста.</text:p>
      <text:p text:style-name="P52">Поточний робочий каталог.</text:p>
      <text:p text:style-name="P52">Символ, який вказує на права користувача (наприклад, $ для звичайного користувача та # для root).</text:p>
      <text:p text:style-name="P52"/>
      <text:p text:style-name="P32"><text:span text:style-name="T11">2)</text:span><text:span text:style-name="T5">Параметри та аргументи використовуються для налаштування поведінки команди.</text:span></text:p>
      <text:p text:style-name="P52">Параметри (зазвичай починаються з - або --) вказують, які саме дії або налаштування потрібно застосувати.</text:p>
      <text:p text:style-name="P52">Аргументи — це дані, з якими команда працює.</text:p>
      <text:p text:style-name="P52"/>
      <text:p text:style-name="P33"><text:span text:style-name="T12">3)</text:span><text:span text:style-name="T5">Команда ls використовується для перегляду вмісту каталогу.</text:span></text:p>
      <text:p text:style-name="P52">Основні параметри:</text:p>
      <text:p text:style-name="P52">-l — детальний список (дозволи, власник, розмір, дата).</text:p>
      <text:p text:style-name="P52">-a — показати приховані файли (які починаються з .).</text:p>
      <text:p text:style-name="P52">-h — показати розміри файлів у зручному форматі (наприклад, KB, MB).</text:p>
      <text:p text:style-name="P52"/>
      <text:p text:style-name="P52">Приклади:</text:p>
      <text:p text:style-name="P52">ls -l — детальний список файлів у поточному каталозі.</text:p>
      <text:p text:style-name="P52">ls -a /home — показати всі файли (включаючи приховані) у каталозі /home.</text:p>
      <text:p text:style-name="P52">ls -lh — показати список файлів з розмірами у зручному форматі.</text:p>
      <text:p text:style-name="P52"><text:soft-page-break/></text:p>
      <text:p text:style-name="P52"/>
      <text:p text:style-name="P30"><text:span text:style-name="T13">4)</text:span><text:span text:style-name="T5">Історія команд зберігає всі введені раніше команди. Її можна використовувати за допомогою:</text:span></text:p>
      <text:p text:style-name="P30"><text:span text:style-name="T5">Клавіші </text:span><text:span text:style-name="T14">вверх</text:span><text:span text:style-name="T5"> та </text:span><text:span text:style-name="T14">вниз</text:span><text:span text:style-name="T5"> для навігації по історії.</text:span></text:p>
      <text:p text:style-name="P52">Команди history для перегляду всієї історії.</text:p>
      <text:p text:style-name="P52">Пошуку за історією за допомогою Ctrl + R.</text:p>
      <text:p text:style-name="P52"/>
      <text:p text:style-name="P52">Переваги:</text:p>
      <text:p text:style-name="P52"/>
      <text:p text:style-name="P52">Швидкий доступ до раніше виконаних команд.</text:p>
      <text:p text:style-name="P52">Зменшення кількості помилок при повторному введенні довгих команд.</text:p>
      <text:p text:style-name="P52"/>
      <text:p text:style-name="P30"><text:span text:style-name="T15">5)</text:span><text:span text:style-name="T5">Команда echo виводить текст або значення змінних у термінал.</text:span></text:p>
      <text:p text:style-name="P52"/>
      <text:p text:style-name="P30"><text:span text:style-name="T16">6)</text:span><text:span text:style-name="T5">Змінна в Bash — це іменована область пам'яті, яка зберігає дані.</text:span></text:p>
      <text:p text:style-name="P54">Вона підтримує: </text:p>
      <text:p text:style-name="P53">Локальні змінні — доступні лише в поточній оболонці.</text:p>
      <text:p text:style-name="P52">Глобальні змінні — доступні для дочірніх процесів.</text:p>
      <text:p text:style-name="P38"/>
      <text:p text:style-name="P10">7)<text:span text:style-name="T2">env — виводить список змінних середовища або запускає команду з новим середовищем.</text:span></text:p>
      <text:p text:style-name="P38">export — робить змінну доступною для дочірніх процесів.</text:p>
      <text:p text:style-name="P38">unset — видаляє змінну.</text:p>
      <text:p text:style-name="P38"/>
      <text:p text:style-name="P38"><text:span text:style-name="T39">8)</text:span>Основні команди для довідки:</text:p>
      <text:p text:style-name="P38">man — виводить довідкову сторінку (manual) для команди.</text:p>
      <text:p text:style-name="P38">--help або -h — коротка довідка по команді.</text:p>
      <text:p text:style-name="P38">info — альтернативна система довідки (більш детальна, ніж man).</text:p>
      <text:p text:style-name="P38">whatis — короткий опис команди.</text:p>
      <text:p text:style-name="P48"/>
      <table:table table:name="Таблица1" table:style-name="Таблица1">
        <table:table-column table:style-name="Таблица1.A"/>
        <table:table-column table:style-name="Таблица1.B"/>
        <table:table-row table:style-name="TableLine2769842113088">
          <table:table-cell table:style-name="Таблица1.A1" office:value-type="string">
            <text:p text:style-name="P46">Назва команд<text:span text:style-name="T1">и</text:span></text:p>
          </table:table-cell>
          <table:table-cell table:style-name="Таблица1.B1" office:value-type="string">
            <text:p text:style-name="P45"><text:bookmark text:name="docs-internal-guid-4099cf77-7fff-0d20-ad31-991437eacad6"/><text:span text:style-name="T4">Її призначення та функціональність</text:span> </text:p>
          </table:table-cell>
        </table:table-row>
        <table:table-row table:style-name="TableLine2769842113360">
          <table:table-cell table:style-name="Таблица1.A2" office:value-type="string">
            <text:p text:style-name="P28"><text:bookmark text:name="docs-internal-guid-fb0f6ba1-7fff-e854-2949-f5c494c5a272"/><text:span text:style-name="T4">ls</text:span> </text:p>
          </table:table-cell>
          <table:table-cell table:style-name="Таблица1.B2" office:value-type="string">
            <text:p text:style-name="P50"><text:bookmark text:name="docs-internal-guid-9260a90e-7fff-ffd8-33d5-9223667718aa"/>Виводить інформації про каталоги та файли. За замовчуванням без аргументів відображає інформацію для поточного каталогу.</text:p>
          </table:table-cell>
        </table:table-row>
        <table:table-row table:style-name="TableLine2769842133488">
          <table:table-cell table:style-name="Таблица1.A2" office:value-type="string">
            <text:p text:style-name="P50"><text:bookmark text:name="docs-internal-guid-abed2a6c-7fff-1f57-4df5-4b5cd148674b"/>ls -l</text:p>
          </table:table-cell>
          <table:table-cell table:style-name="Таблица1.B2" office:value-type="string">
            <text:p text:style-name="P37"><text:bookmark text:name="docs-internal-guid-b1a9bedb-7fff-3aa7-d883-ff337764c4f7"/><text:span text:style-name="T4">Використанні параметру </text:span><text:span text:style-name="T6">-l</text:span><text:span text:style-name="T3"> </text:span><text:span text:style-name="T4">в команді </text:span><text:span text:style-name="T6">ls</text:span><text:span text:style-name="T3"> </text:span><text:span text:style-name="T4">дозволяє відобразити інформацію про файли, розташовані в поточному робочому каталозі, у довгому форматі, який надає більш розширену додаткову інформацію.</text:span></text:p>
          </table:table-cell>
        </table:table-row>
        <table:table-row table:style-name="TableLine2769842142464">
          <table:table-cell table:style-name="Таблица1.A2" office:value-type="string">
            <text:p text:style-name="P28"><text:bookmark text:name="docs-internal-guid-aaf4a0f2-7fff-560b-af00-03645eeac4ed"/><text:span text:style-name="T4">ls -l /tmp</text:span> </text:p>
          </table:table-cell>
          <table:table-cell table:style-name="Таблица1.B2" office:value-type="string">
            <text:p text:style-name="P37"><text:bookmark text:name="docs-internal-guid-e633364c-7fff-6c64-f703-eff20602b6ca"/><text:span text:style-name="T4">Використання аргументу </text:span><text:span text:style-name="T6">/tmp</text:span><text:span text:style-name="T3"> </text:span><text:span text:style-name="T4">в поєднанні з параметром </text:span><text:span text:style-name="T6">-l</text:span><text:span text:style-name="T3"> </text:span><text:span text:style-name="T4">в команді </text:span><text:span text:style-name="T6">ls </text:span><text:span text:style-name="T4">дозволяє</text:span><text:span text:style-name="T3"> </text:span><text:span text:style-name="T4">відобразити детальну інформацію про </text:span><text:soft-page-break/><text:span text:style-name="T4">файли в каталозі /tmp.</text:span></text:p>
          </table:table-cell>
        </table:table-row>
        <table:table-row table:style-name="TableLine2769842127504">
          <table:table-cell table:style-name="Таблица1.A2" office:value-type="string">
            <text:p text:style-name="P11">whoami</text:p>
          </table:table-cell>
          <table:table-cell table:style-name="Таблица1.B2" office:value-type="string">
            <text:p text:style-name="P29">Вывод команды whoami, отображает имя текущего пользователя.</text:p>
          </table:table-cell>
        </table:table-row>
        <table:table-row table:style-name="TableLine2769842134304">
          <table:table-cell table:style-name="Таблица1.A2" office:value-type="string">
            <text:p text:style-name="P12">uname</text:p>
          </table:table-cell>
          <table:table-cell table:style-name="Таблица1.B2" office:value-type="string">
            <text:p text:style-name="P34">Виводить тип <text:span text:style-name="T29">операційної системи.</text:span></text:p>
          </table:table-cell>
        </table:table-row>
        <table:table-row table:style-name="TableLine2769842144368">
          <table:table-cell table:style-name="Таблица1.A2" office:value-type="string">
            <text:p text:style-name="P13">uname -n, uname --nodename</text:p>
          </table:table-cell>
          <table:table-cell table:style-name="Таблица1.B2" office:value-type="string">
            <text:p text:style-name="P39">Виводять мережеве ім’<text:span text:style-name="T1">я </text:span>пристрою.</text:p>
          </table:table-cell>
        </table:table-row>
        <table:table-row table:style-name="TableLine2769842135936">
          <table:table-cell table:style-name="Таблица1.A2" office:value-type="string">
            <text:p text:style-name="P14">pwd</text:p>
          </table:table-cell>
          <table:table-cell table:style-name="Таблица1.B2" office:value-type="string">
            <text:p text:style-name="P29">Команда pwd використовується для відображення поточного «розташування» або поточного «робочого» каталогу.</text:p>
          </table:table-cell>
        </table:table-row>
        <table:table-row table:style-name="TableLine2769842129680">
          <table:table-cell table:style-name="Таблица1.A2" office:value-type="string">
            <text:p text:style-name="P14">echo</text:p>
          </table:table-cell>
          <table:table-cell table:style-name="Таблица1.B2" office:value-type="string">
            <text:p text:style-name="P40">Використовується для виведення тексту.</text:p>
          </table:table-cell>
        </table:table-row>
        <table:table-row table:style-name="TableLine2769842135392">
          <table:table-cell table:style-name="Таблица1.A2" office:value-type="string">
            <text:p text:style-name="P14">history</text:p>
          </table:table-cell>
          <table:table-cell table:style-name="Таблица1.B2" office:value-type="string">
            <text:p text:style-name="P35">Показу<text:span text:style-name="T29">є останні команди, які ти використовував.</text:span></text:p>
          </table:table-cell>
        </table:table-row>
        <table:table-row table:style-name="TableLine2769842138384">
          <table:table-cell table:style-name="Таблица1.A2" office:value-type="string">
            <text:p text:style-name="P14">history 5</text:p>
          </table:table-cell>
          <table:table-cell table:style-name="Таблица1.B2" office:value-type="string">
            <text:p text:style-name="P35">Показу<text:span text:style-name="T29">є останні</text:span><text:span text:style-name="T1"> 5 </text:span><text:span text:style-name="T29">команди, які ти використовував.(замість 5 любе число)</text:span></text:p>
          </table:table-cell>
        </table:table-row>
        <table:table-row table:style-name="TableLine2769842138656">
          <table:table-cell table:style-name="Таблица1.A2" office:value-type="string">
            <text:p text:style-name="P15">i</text:p>
          </table:table-cell>
          <table:table-cell table:style-name="Таблица1.B2" office:value-type="string">
            <text:p text:style-name="P29">Щоб виконати команду ще раз, введіть знак оклику та номер списку історії. </text:p>
          </table:table-cell>
        </table:table-row>
        <table:table-row table:style-name="TableLine2769842132672">
          <table:table-cell table:style-name="Таблица1.A2" office:value-type="string">
            <text:p text:style-name="P16">Echo $HISTSIZE,<text:line-break/><text:span text:style-name="T36">$PATH</text:span></text:p>
          </table:table-cell>
          <table:table-cell table:style-name="Таблица1.B2" office:value-type="string">
            <text:p text:style-name="P29">Змінні середовища доступні для всієї системи. Система автоматично відтворює змінні середовища, коли відкривається нова оболонка. Приклади включають змінні PATH, HOME і HISTSIZE. Змінна HISTSIZE визначає, скільки попередніх команд зберігати в списку історії.</text:p>
          </table:table-cell>
        </table:table-row>
        <table:table-row table:style-name="TableLine2769842130496">
          <table:table-cell table:style-name="Таблица1.A2" office:value-type="string">
            <text:p text:style-name="P17">which</text:p>
          </table:table-cell>
          <table:table-cell table:style-name="Таблица1.B2" office:value-type="string">
            <text:p text:style-name="P29"><text:span text:style-name="T30">В</text:span>икористовується для визначення повного шляху до виконуваного файлу. </text:p>
          </table:table-cell>
        </table:table-row>
        <table:table-row table:style-name="Таблица1.15">
          <table:table-cell table:style-name="Таблица1.A2" office:value-type="string">
            <text:p text:style-name="P18">type</text:p>
          </table:table-cell>
          <table:table-cell table:style-name="Таблица1.B2" office:value-type="string">
            <text:p text:style-name="P29"><text:span text:style-name="T31">В</text:span>икористовується для визначення, що саме виконується, коли ти вводиш команду в терміналі. </text:p>
          </table:table-cell>
        </table:table-row>
        <table:table-row table:style-name="Таблица1.15">
          <table:table-cell table:style-name="Таблица1.A2" office:value-type="string">
            <text:p text:style-name="P19">type -a</text:p>
          </table:table-cell>
          <table:table-cell table:style-name="Таблица1.B2" office:value-type="string">
            <text:p text:style-name="P47"><text:span text:style-name="T21">В</text:span><text:span text:style-name="T24">икористовується для виведення </text:span><text:span text:style-name="Strong_20_Emphasis"><text:span text:style-name="T23">всіх місць</text:span></text:span><text:span text:style-name="T24">, де знаходиться команда</text:span><text:span text:style-name="T21">.</text:span></text:p>
          </table:table-cell>
        </table:table-row>
        <table:table-row table:style-name="Таблица1.15">
          <table:table-cell table:style-name="Таблица1.A2" office:value-type="string">
            <text:p text:style-name="P20">alias</text:p>
          </table:table-cell>
          <table:table-cell table:style-name="Таблица1.B2" office:value-type="string">
            <text:p text:style-name="P29">Щоб визначити, які псевдоніми встановлено в поточній оболонці.</text:p>
          </table:table-cell>
        </table:table-row>
        <table:table-row table:style-name="Таблица1.15">
          <table:table-cell table:style-name="Таблица1.A2" office:value-type="string">
            <text:p text:style-name="P21">type vi, type vlc</text:p>
          </table:table-cell>
          <table:table-cell table:style-name="Таблица1.B2" office:value-type="string">
            <text:p text:style-name="P47"><text:span text:style-name="T24">Коли користувач вводить </text:span><text:span text:style-name="Source_20_Text"><text:span text:style-name="T24">vi</text:span></text:span><text:span text:style-name="T24">, оболонка шукає програму у файлі </text:span><text:span text:style-name="Source_20_Text"><text:span text:style-name="T24">PATH</text:span></text:span><text:span text:style-name="T24"> і запускає її. </text:span><text:span text:style-name="Source_20_Text"><text:span text:style-name="T24">vi</text:span></text:span><text:span text:style-name="T24"> є майже в кожному дистрибутиві Linux, тоді як програми на кшталт </text:span><text:span text:style-name="Source_20_Text"><text:span text:style-name="T24">vlc</text:span></text:span><text:span text:style-name="T24"> потрібно встановлювати окремо, і вони з’являться в </text:span><text:span text:style-name="Source_20_Text"><text:span text:style-name="T24">PATH</text:span></text:span><text:span text:style-name="T24"> лише після встановлення. </text:span></text:p>
          </table:table-cell>
        </table:table-row>
        <table:table-row table:style-name="Таблица1.15">
          <table:table-cell table:style-name="Таблица1.A2" office:value-type="string">
            <text:p text:style-name="P41">echo Today is `date`</text:p>
          </table:table-cell>
          <table:table-cell table:style-name="Таблица1.B2" office:value-type="string">
            <text:p text:style-name="P47"><text:span text:style-name="T25">В</text:span><text:span text:style-name="T24">иведе текст "Today is" разом з датою і часом, що генерується командою </text:span><text:span text:style-name="Source_20_Text"><text:span text:style-name="T24">date</text:span></text:span><text:span text:style-name="T24">. </text:span></text:p>
          </table:table-cell>
        </table:table-row>
        <table:table-row table:style-name="Таблица1.15">
          <table:table-cell table:style-name="Таблица1.A2" office:value-type="string">
            <text:p text:style-name="P18">echo D*</text:p>
          </table:table-cell>
          <table:table-cell table:style-name="Таблица1.B2" office:value-type="string">
            <text:p text:style-name="P29"><text:span text:style-name="T37">В</text:span>иведе всі файли та каталоги, що починаються з літери "D" у поточному каталозі. </text:p>
          </table:table-cell>
        </table:table-row>
        <table:table-row table:style-name="Таблица1.15"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29"><text:span text:style-name="T32">Завжди повертає невірний статус. </text:span>Це означає, що команда була виконана, але не успішно. </text:p>
          </table:table-cell>
        </table:table-row>
        <text:soft-page-break/>
        <table:table-row table:style-name="Таблица1.15">
          <table:table-cell table:style-name="Таблица1.A2" office:value-type="string">
            <text:p text:style-name="P23">&amp;&amp;</text:p>
          </table:table-cell>
          <table:table-cell table:style-name="Таблица1.B2" office:value-type="string">
            <text:p text:style-name="P42">Логічне “І” <text:span text:style-name="T1">щоб </text:span>ділити команди.</text:p>
          </table:table-cell>
        </table:table-row>
        <table:table-row table:style-name="Таблица1.15">
          <table:table-cell table:style-name="Таблица1.A2" office:value-type="string">
            <text:p text:style-name="P24">||</text:p>
          </table:table-cell>
          <table:table-cell table:style-name="Таблица1.B2" office:value-type="string">
            <text:p text:style-name="P29"><text:span text:style-name="T33">Логічне “Або” </text:span>виконується тільки в тому випадку, якщо попередня команда завершилася з помилкою, <text:span text:style-name="T34">якщо виводить першу команду то друга не виконується.</text:span></text:p>
          </table:table-cell>
        </table:table-row>
        <table:table-row table:style-name="Таблица1.15">
          <table:table-cell table:style-name="Таблица1.A2" office:value-type="string">
            <text:p text:style-name="P25">date</text:p>
          </table:table-cell>
          <table:table-cell table:style-name="Таблица1.B2" office:value-type="string">
            <text:p text:style-name="P36">Виведе поточу дату.</text:p>
          </table:table-cell>
        </table:table-row>
        <table:table-row table:style-name="Таблица1.15">
          <table:table-cell table:style-name="Таблица1.A2" office:value-type="string">
            <text:p text:style-name="P26">man</text:p>
          </table:table-cell>
          <table:table-cell table:style-name="Таблица1.B2" office:value-type="string">
            <text:p text:style-name="P47"><text:span text:style-name="T26">В</text:span><text:span text:style-name="T24">икористовується для перегляду</text:span><text:span text:style-name="T17"> </text:span><text:span text:style-name="Strong_20_Emphasis"><text:span text:style-name="T17">довідкових сторінок.</text:span></text:span></text:p>
          </table:table-cell>
        </table:table-row>
        <table:table-row table:style-name="Таблица1.15">
          <table:table-cell table:style-name="Таблица1.A2" office:value-type="string">
            <text:p text:style-name="P18">man -k password</text:p>
          </table:table-cell>
          <table:table-cell table:style-name="Таблица1.B2" office:value-type="string">
            <text:p text:style-name="P29"><text:span text:style-name="T35">Буде шукати</text:span> всі сторінки довідки в системі, де згадується слово "password". </text:p>
          </table:table-cell>
        </table:table-row>
        <table:table-row table:style-name="Таблица1.15">
          <table:table-cell table:style-name="Таблица1.A2" office:value-type="string">
            <text:p text:style-name="P18">apropos </text:p>
          </table:table-cell>
          <table:table-cell table:style-name="Таблица1.B2" office:value-type="string">
            <text:p text:style-name="P47"><text:span text:style-name="T22">В</text:span><text:span text:style-name="T24">икористовується для пошуку в </text:span><text:span text:style-name="Strong_20_Emphasis"><text:span text:style-name="T17">документації</text:span></text:span><text:span text:style-name="T24"> за заданим ключовим словом. </text:span></text:p>
          </table:table-cell>
        </table:table-row>
        <table:table-row table:style-name="Таблица1.15">
          <table:table-cell table:style-name="Таблица1.A2" office:value-type="string">
            <text:p text:style-name="P18">whatis </text:p>
          </table:table-cell>
          <table:table-cell table:style-name="Таблица1.B2" office:value-type="string">
            <text:p text:style-name="P47"><text:span text:style-name="T28">В</text:span><text:span text:style-name="T24">икористовується для виведення </text:span><text:span text:style-name="Strong_20_Emphasis"><text:span text:style-name="T17">короткого опису</text:span></text:span><text:span text:style-name="T24"> команд </text:span><text:span text:style-name="T27">з </text:span><text:span text:style-name="T22">їх сторінок довідки.</text:span></text:p>
          </table:table-cell>
        </table:table-row>
        <table:table-row table:style-name="Таблица1.15">
          <table:table-cell table:style-name="Таблица1.A2" office:value-type="string">
            <text:p text:style-name="P18">--help </text:p>
          </table:table-cell>
          <table:table-cell table:style-name="Таблица1.B2" office:value-type="string">
            <text:p text:style-name="P43">Виведе коротку довідку по використанню команди перед (--<text:span text:style-name="T38">help</text:span><text:span text:style-name="T1">).</text:span></text:p>
          </table:table-cell>
        </table:table-row>
        <table:table-row table:style-name="Таблица1.30">
          <table:table-cell table:style-name="Таблица1.A2" office:value-type="string">
            <text:p text:style-name="P18">locate</text:p>
          </table:table-cell>
          <table:table-cell table:style-name="Таблица1.B2" office:value-type="string">
            <text:p text:style-name="P47"><text:span text:style-name="T20">В</text:span><text:span text:style-name="T17">икористовується для </text:span><text:span text:style-name="Strong_20_Emphasis"><text:span text:style-name="T17">швидкого пошуку файлів</text:span></text:span><text:span text:style-name="T17"> за іменем. </text:span></text:p>
          </table:table-cell>
        </table:table-row>
        <table:table-row table:style-name="Таблица1.30">
          <table:table-cell table:style-name="Таблица1.A2" office:value-type="string">
            <text:p text:style-name="P18">whereis</text:p>
          </table:table-cell>
          <table:table-cell table:style-name="Таблица1.B2" office:value-type="string">
            <text:p text:style-name="P44">Якщо хочете швидко знайти, де використовується команда або її довідка.</text:p>
          </table:table-cell>
        </table:table-row>
      </table:table>
      <text:p text:style-name="P7">}</text:p>
      <text:p text:style-name="P6"/>
      <text:p text:style-name="P9">(Ross192)</text:p>
      <text:p text:style-name="P9">{</text:p>
      <text:p text:style-name="P9"/>
      <text:p text:style-name="P1"><text:span text:style-name="Strong_20_Emphasis"><text:span text:style-name="T18">1. Типи команд в оболонці Bash</text:span></text:span><text:span text:style-name="T18">: В Bash існують вбудовані команди (наприклад, </text:span><text:span text:style-name="Source_20_Text"><text:span text:style-name="T19">cd</text:span></text:span><text:span text:style-name="T18">, </text:span><text:span text:style-name="Source_20_Text"><text:span text:style-name="T19">echo</text:span></text:span><text:span text:style-name="T18">), зовнішні команди (наприклад, </text:span><text:span text:style-name="Source_20_Text"><text:span text:style-name="T19">ls</text:span></text:span><text:span text:style-name="T18">, </text:span><text:span text:style-name="Source_20_Text"><text:span text:style-name="T19">grep</text:span></text:span><text:span text:style-name="T18">) та функції, які можна створити користувачем.</text:span></text:p>
      <text:p text:style-name="P2"><text:span text:style-name="Strong_20_Emphasis"><text:span text:style-name="T18">2. Змінні оточення</text:span></text:span><text:span text:style-name="T18">: Це змінні, які використовуються для зберігання інформації про середовище системи. Вони можуть бути глобальними <text:s/>або локальними . Їх можна переглянути за допомогою команди </text:span><text:span text:style-name="Source_20_Text"><text:span text:style-name="T19">printenv</text:span></text:span><text:span text:style-name="T18"> або </text:span><text:span text:style-name="Source_20_Text"><text:span text:style-name="T19">echo $ЗМІННА</text:span></text:span><text:span text:style-name="T18">.</text:span></text:p>
      <text:p text:style-name="P3"><text:span text:style-name="Strong_20_Emphasis"><text:span text:style-name="T18">3.Змінна $PS1</text:span></text:span><text:span text:style-name="T18">: Це змінна, яка визначає формат рядка запрошення в Bash. Її вміст можна переглянути за допомогою команди </text:span><text:span text:style-name="Source_20_Text"><text:span text:style-name="T19">echo $PS1</text:span></text:span><text:span text:style-name="T18">.</text:span></text:p>
      <text:p text:style-name="P3"><text:span text:style-name="Strong_20_Emphasis"><text:span text:style-name="T18">4. Зміна значення $PS1</text:span></text:span><text:span text:style-name="T18">: Її можна змінити за допомогою команди </text:span><text:span text:style-name="Source_20_Text"><text:span text:style-name="T19">export PS1="новий_формат"</text:span></text:span><text:span text:style-name="T18">. Це змінить рядок запрошення для поточного сеансу. Для постійної зміни потрібно додати цю команду до файлу налаштувань Bash (наприклад, </text:span><text:span text:style-name="Source_20_Text"><text:span text:style-name="T19">.bashrc</text:span></text:span><text:span text:style-name="T18"> або </text:span><text:span text:style-name="Source_20_Text"><text:span text:style-name="T19">.bash_profile</text:span></text:span><text:span text:style-name="T18">).</text:span></text:p>
      <text:p text:style-name="P4"><text:soft-page-break/><text:span text:style-name="Strong_20_Emphasis"><text:span text:style-name="T18">5. Використання лапок в Bash</text:span></text:span><text:span text:style-name="T18">: Лапки використовуються для групування слів. Подвійні лапки (</text:span><text:span text:style-name="Source_20_Text"><text:span text:style-name="T19">"</text:span></text:span><text:span text:style-name="T18">) дозволяють інтерполяцію змінних, а одинарні лапки (</text:span><text:span text:style-name="Source_20_Text"><text:span text:style-name="T19">'</text:span></text:span><text:span text:style-name="T18">) - ні.</text:span></text:p>
      <text:p text:style-name="P4"><text:span text:style-name="Strong_20_Emphasis"><text:span text:style-name="T18">6. Інструкції керування</text:span></text:span><text:span text:style-name="T18">: Вони використовуються для керування потоком виконання скриптів. До них належать умовні оператори (</text:span><text:span text:style-name="Source_20_Text"><text:span text:style-name="T19">if</text:span></text:span><text:span text:style-name="T18">, </text:span><text:span text:style-name="Source_20_Text"><text:span text:style-name="T19">case</text:span></text:span><text:span text:style-name="T18">), цикли (</text:span><text:span text:style-name="Source_20_Text"><text:span text:style-name="T19">for</text:span></text:span><text:span text:style-name="T18">, </text:span><text:span text:style-name="Source_20_Text"><text:span text:style-name="T19">while</text:span></text:span><text:span text:style-name="T18">) та інші.</text:span></text:p>
      <text:p text:style-name="P4"><text:span text:style-name="Strong_20_Emphasis"><text:span text:style-name="T18">7. Різниця між </text:span></text:span><text:span text:style-name="Strong_20_Emphasis"><text:span text:style-name="Source_20_Text"><text:span text:style-name="T19">$</text:span></text:span></text:span><text:span text:style-name="Strong_20_Emphasis"><text:span text:style-name="T18"> та </text:span></text:span><text:span text:style-name="Strong_20_Emphasis"><text:span text:style-name="Source_20_Text"><text:span text:style-name="T19">#</text:span></text:span></text:span><text:span text:style-name="Strong_20_Emphasis"><text:span text:style-name="T18"> в рядку запрошення</text:span></text:span><text:span text:style-name="T18">: Символ </text:span><text:span text:style-name="Source_20_Text"><text:span text:style-name="T19">$</text:span></text:span><text:span text:style-name="T18"> вказує на те, що користувач не є root, а </text:span><text:span text:style-name="Source_20_Text"><text:span text:style-name="T19">#</text:span></text:span><text:span text:style-name="T18"> - що користувач є root.</text:span></text:p>
      <text:p text:style-name="P4"><text:span text:style-name="Strong_20_Emphasis"><text:span text:style-name="T18">8. Команди </text:span></text:span><text:span text:style-name="Strong_20_Emphasis"><text:span text:style-name="Source_20_Text"><text:span text:style-name="T19">whereis</text:span></text:span></text:span><text:span text:style-name="Strong_20_Emphasis"><text:span text:style-name="T18"> та </text:span></text:span><text:span text:style-name="Strong_20_Emphasis"><text:span text:style-name="Source_20_Text"><text:span text:style-name="T19">locate</text:span></text:span></text:span><text:span text:style-name="T18">: Обидві команди використовуються для пошуку файлів. </text:span><text:span text:style-name="Source_20_Text"><text:span text:style-name="T19">whereis</text:span></text:span><text:span text:style-name="T18"> шукає виконувані файли, вихідні коди та man-сторінки, а </text:span><text:span text:style-name="Source_20_Text"><text:span text:style-name="T19">locate</text:span></text:span><text:span text:style-name="T18"> шукає файли в базі даних, яка оновлюється періодично.</text:span></text:p>
      <text:p text:style-name="P8">}</text:p>
      <text:list xml:id="list2296430749" text:style-name="L1">
        <text:list-header>
          <text:p text:style-name="P55"/>
        </text:list-header>
      </text:list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4T16:34:48.833000000</meta:creation-date>
    <dc:date>2025-02-24T18:33:39.816000000</dc:date>
    <meta:editing-duration>PT1H3M50S</meta:editing-duration>
    <meta:editing-cycles>21</meta:editing-cycles>
    <meta:generator>LibreOffice/7.2.5.2$Windows_X86_64 LibreOffice_project/499f9727c189e6ef3471021d6132d4c694f357e5</meta:generator>
    <meta:document-statistic meta:table-count="1" meta:image-count="0" meta:object-count="0" meta:page-count="5" meta:paragraph-count="118" meta:word-count="961" meta:character-count="6751" meta:non-whitespace-character-count="5875"/>
  </office:meta>
</office:document-meta>
</file>